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11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Filtered browsing</text:span></text:p>
                      </text:list-item>
                      <text:list-item>
                        <text:p text:style-name="P7"><text:span text:style-name="T5">APIs to ease plugin writing (only MediaServer atm)</text:span></text:p>
                      </text:list-item>
                      <text:list-item>
                        <text:p text:style-name="P7"><text:span text:style-name="T5">Transcod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40:25</dc:date>
    <meta:print-date>1998-09-04T10:04:32</meta:print-date>
    <meta:editing-cycles>178</meta:editing-cycles>
    <meta:editing-duration>PT11H24M04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